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in" loext:contextual-spacing="true" fo:text-align="start" style:justify-single-word="false"/>
      <style:text-properties style:font-name="Amiri" fo:font-size="12pt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margin-top="0in" fo:margin-bottom="0in" loext:contextual-spacing="true" fo:text-align="start" style:justify-single-word="false"/>
      <style:text-properties style:font-name="Amiri" fo:font-size="12pt" fo:font-weight="normal" officeooo:rsid="00088a41" officeooo:paragraph-rsid="00088a41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58220" fo:font-weight="bold" style:font-weight-asian="bold" style:font-weight-complex="bold"/>
    </style:style>
    <style:style style:name="T3" style:family="text">
      <style:text-properties fo:color="#f58220" fo:font-weight="bold" officeooo:rsid="00088a4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•<text:span text:style-name="T3">[TOP]</text:span><text:span text:style-name="T2"> </text:span>Xiao, J., Yang, H., Wu, X., Younus, F., Li, P., Wen, B., … Tian, Y. (2018). <text:span text:style-name="T1">Dislocation behaviors in nanotwinned diamond. </text:span>Science Advances, 4(9), 1–9. <text:a xlink:type="simple" xlink:href="https://doi.org/10.1126/sciadv.aat8195" text:style-name="Internet_20_link" text:visited-style-name="Visited_20_Internet_20_Link">https://doi.org/10.1126/sciadv.aat8195</text:a></text:p>
      <text:p text:style-name="P2"/>
      <text:p text:style-name="P1"><text:s text:c="4"/>• Xiong, J., Zhu, Y., Li, Z., &amp; Huang, M. (2018). <text:span text:style-name="T1">Hydrogen-enhanced interfacial damage in Ni-based single crystal superalloy</text:span>. Scripta Materialia, 143, 30–34. <text:a xlink:type="simple" xlink:href="https://doi.org/10.1016/j.scriptamat.2017.07.023" text:style-name="Internet_20_link" text:visited-style-name="Visited_20_Internet_20_Link">https://doi.org/10.1016/j.scriptamat.2017.07.023</text:a> </text:p>
      <text:p text:style-name="P1"/>
      <text:p text:style-name="P1"><text:s text:c="4"/>• Fan, H., Zhu, Y., El-Awady, J. A., &amp; Raabe, D. (2018).<text:span text:style-name="T1"> Precipitation hardening effects on extension twinning in magnesium alloys.</text:span> International Journal of Plasticity, 106(November 2017), 186–202. <text:a xlink:type="simple" xlink:href="https://doi.org/10.1016/j.ijplas.2018.03.008" text:style-name="Internet_20_link" text:visited-style-name="Visited_20_Internet_20_Link">https://doi.org/10.1016/j.ijplas.2018.03.008</text:a> </text:p>
      <text:p text:style-name="P1"/>
      <text:p text:style-name="P1"><text:s text:c="4"/>• Yuan, S., Huang, M., Zhu, Y., &amp; Li, Z. (2018). <text:span text:style-name="T1">A dislocation climb/glide coupled crystal plasticity constitutive model and its finite element implementation.</text:span> Mechanics of Materials, 118(September 2017), 44–61. <text:a xlink:type="simple" xlink:href="https://doi.org/10.1016/j.mechmat.2017.12.009" text:style-name="Internet_20_link" text:visited-style-name="Visited_20_Internet_20_Link">https://doi.org/10.1016/j.mechmat.2017.12.009</text:a> </text:p>
      <text:p text:style-name="P1"/>
      <text:p text:style-name="P1"><text:s text:c="4"/>• Zhang, Y., &amp; Jiang, S. (2017). <text:span text:style-name="T1">Molecular Dynamics Simulation of Crack Propagation in Nanoscale Polycrystal Nickel Based on Different Strain Rates. </text:span>Metals, 7(10), 432. <text:a xlink:type="simple" xlink:href="https://doi.org/10.3390/met7100432" text:style-name="Internet_20_link" text:visited-style-name="Visited_20_Internet_20_Link">https://doi.org/10.3390/met7100432</text:a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miri" svg:font-family="Ami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5T17:26:05.416123719</dc:date>
    <meta:editing-duration>PT4M1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141" meta:character-count="1128" meta:non-whitespace-character-count="972"/>
  </office:meta>
</office:document-meta>
</file>